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ff0000"/>
    </style:style>
    <style:style style:name="P4" style:family="paragraph" style:parent-style-name="Standard">
      <style:paragraph-properties fo:text-align="center" style:justify-single-word="false"/>
      <style:text-properties fo:color="#ff0000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0000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color="#ff0000"/>
    </style:style>
    <style:style style:name="P11" style:family="paragraph" style:parent-style-name="Standard" style:list-style-name="L3">
      <style:paragraph-properties fo:text-align="start" style:justify-single-word="false"/>
      <style:text-properties fo:color="#ff0000"/>
    </style:style>
    <style:style style:name="P12" style:family="paragraph" style:parent-style-name="Standard" style:list-style-name="L4">
      <style:paragraph-properties fo:text-align="start" style:justify-single-word="false"/>
      <style:text-properties fo:color="#ff0000"/>
    </style:style>
    <style:style style:name="T1" style:family="text">
      <style:text-properties fo:language="en" fo:country="US"/>
    </style:style>
    <style:style style:name="T2" style:family="text">
      <style:text-properties fo:color="#ff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UNZIONI PROGETTO</text:p>
      <text:p text:style-name="P1"/>
      <text:p text:style-name="P5">Mini TinyOS</text:p>
      <text:p text:style-name="P2"/>
      <text:list xml:id="list431207362" text:style-name="L1">
        <text:list-item>
          <text:p text:style-name="P7">Se il nodo x ha già fatto broadcast del messaggio y, se lo riceve ancora non lo rifà più.</text:p>
        </text:list-item>
        <text:list-item>
          <text:p text:style-name="P7">Appena un messaggio è preso IN CONSEGNA per l'invio, il nodo è inibito da un successivo invio del messaggio stesso.</text:p>
        </text:list-item>
        <text:list-item>
          <text:p text:style-name="P7">Solo il nodo 0 invia nuovi messaggi. <text:span text:style-name="T2">No, tutti i nodi devono essere in grado di inviare dei messaggi</text:span></text:p>
        </text:list-item>
        <text:list-item>
          <text:p text:style-name="P7">Alla ricezione di un messaggio con sequence number x, tutti i messaggi con sequence number minore di x che sono ricevuti vengono considerati obsoleti e non più inoltrati così come i loro ack. <text:span text:style-name="T2">No, bisogna inibire l'invio dei soli singoli messaggi (dobbiamo tenere una lista)</text:span></text:p>
        </text:list-item>
        <text:list-item>
          <text:p text:style-name="P7">Se gli ack dei messaggi vengono persi non si rimedia (è come se raggiungo meno nodi) altrimenti avrei potuto inviare il messaggio originale a tutti in modo affidabile. <text:span text:style-name="T2">Non bisogna utilizzare gli ack, l'informazione sulla ricezione di un messaggio deve essere memorizzata sul nodo ricevente, non su quello che invia</text:span></text:p>
        </text:list-item>
        <text:list-item>
          <text:p text:style-name="P7">Ipotesi: Al massimo possono essere accodati contemporaneamente 2 ack (il terzo sovrascrive) e 2 messaggi. <text:span text:style-name="T2">No, potrebbero esserci anche piu' di 2 messaggi contemporanei (es. 4 nodi inviano contemporaneamente)</text:span></text:p>
        </text:list-item>
      </text:list>
      <text:p text:style-name="P2"/>
      <text:p text:style-name="P3">Le statistiche sull'invio e la ricezione vengono tenute dai nodi riceventi, non dai nodi che eseguono l'invio. Bisogna tener traccia, per ogni nodo, di:</text:p>
      <text:list xml:id="list1004940592" text:style-name="L4">
        <text:list-item>
          <text:p text:style-name="P12">messaggi che sono stati ricevuti</text:p>
        </text:list-item>
        <text:list-item>
          <text:p text:style-name="P12">messaggi che sono stati inviati dal nodo</text:p>
        </text:list-item>
        <text:list-item>
          <text:p text:style-name="P12">messaggi che il nodo ha ripetuto</text:p>
        </text:list-item>
      </text:list>
      <text:p text:style-name="P3">Queste informazioni vanno possibilmente salvate su file, per poi calcolare le statistiche. Margara consiglia di valutare le performance del protocollo con diversi valori per il timeout e la distanza minima.</text:p>
      <text:p text:style-name="P2"/>
      <text:p text:style-name="P5">Mini Erlang</text:p>
      <text:p text:style-name="P3"/>
      <text:list xml:id="list390320699" text:style-name="L2">
        <text:list-item>
          <text:p text:style-name="P8">La RuleList (sottoscrizioni) è attualmente nota solo alla <text:span text:style-name="T1">root.</text:span> Occorre distribuirla anche su tutti i <text:span text:style-name="T1">brokers</text:span>? <text:span text:style-name="T2">Entrambe le soluzioni potrebbero andare bene</text:span></text:p>
        </text:list-item>
        <text:list-item>
          <text:p text:style-name="P8">E' bene memorizzare il <text:span text:style-name="T1">path</text:span> completo per raggiungere il <text:span text:style-name="T1">client</text:span> nel <text:span text:style-name="T1">delivery</text:span> <text:span text:style-name="T1">path</text:span>? <text:span text:style-name="T2">Ok, anche se bisogna pensarci bene nel caso lo estendessimo a Demo</text:span></text:p>
        </text:list-item>
        <text:list-item>
          <text:p text:style-name="P8">Funzioni per la sottoscrizione. Non va bene utilizzare delle funzioni Erlang per le sottoscrizioni. <text:span text:style-name="T2">Bisogna utilizzare un formato che poi si possa “comprimere” (es. due regole temperature &lt; 15 e temperature &lt; 20 potrebbero essere compresse in temperature &lt; 20). Questo serve per evitare che i nodi sugli alti livelli abbiano troppe regole</text:span></text:p>
        </text:list-item>
        <text:list-item>
          <text:p text:style-name="P8">I <text:span text:style-name="T1">publisher</text:span> possono collegarsi anche a dei broker non foglia? <text:span text:style-name="T2">Ok, nessun problema</text:span></text:p>
        </text:list-item>
      </text:list>
      <text:p text:style-name="P2"/>
      <text:p text:style-name="P5">Demo Erlang</text:p>
      <text:p text:style-name="P2"/>
      <text:list xml:id="list402942698" text:style-name="L3">
        <text:list-item>
          <text:p text:style-name="P9">Il guasto deve ripristinare lo stato pre <text:span text:style-name="T1">crash</text:span> o semplicemente entrare in uno stato funzionante? <text:span text:style-name="T2">Bisogna fare un ripristino totale dello stato pre-crash tramite guardia. Lo stato delle sottoscrizioni deve essere salvato regolarmente. Per ripristinare eventuali sottoscrizioni avvenute tra 2 checkpoint ci sono 2 soluzioni:</text:span></text:p>
          <text:list>
            <text:list-item>
              <text:p text:style-name="P11">PUSH: le sottoscrizioni hanno un timeout, dopo il quale scadono e devono essere reinviate (qui il tutto si ricrea a partire dai nodi publisher/subscriber)</text:p>
            </text:list-item>
            <text:list-item>
              <text:p text:style-name="P11">PULL: i nodi brocker, dopo che sono stati riavviati, chiedono ai vicini le sottoscrizioni</text:p>
            </text:list-item>
          </text:list>
        </text:list-item>
        <text:list-item>
          <text:p text:style-name="P11"><text:soft-page-break/>Causalita': due soluzioni:</text:p>
          <text:list>
            <text:list-item>
              <text:p text:style-name="P11">alla JMS: topic + content (la causalita' e' solo sul topic (es temperatura, pressione), ma non sul content (che sarebbe temperatura&lt;5))</text:p>
            </text:list-item>
            <text:list-item>
              <text:p text:style-name="P11">ragionare su un possibile ordinamento implicito dei canali (piu' impestato)</text:p>
            </text:list-item>
          </text:list>
        </text:list-item>
      </text:list>
      <text:p text:style-name="P2"/>
      <text:p text:style-name="P3">CORBA</text:p>
      <text:p text:style-name="P3">basta fare una delle due, push o pull, utilizzando l'idl (implementare tutte le funzionalita' di una delle due, o push o pul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11:00:19</meta:creation-date>
    <dc:date>2010-03-30T20:03:06</dc:date>
    <meta:editing-duration>PT00H19M08S</meta:editing-duration>
    <meta:editing-cycles>4</meta:editing-cycles>
    <meta:generator>OpenOffice.org/3.2$Unix OpenOffice.org_project/320m12$Build-9483</meta:generator>
    <dc:creator>Guido Rota</dc:creator>
    <meta:document-statistic meta:table-count="0" meta:image-count="0" meta:object-count="0" meta:page-count="2" meta:paragraph-count="27" meta:word-count="535" meta:character-count="3301"/>
  </office:meta>
</office:document-meta>
</file>